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173cm" svg:height="1.827cm" svg:x="9.422cm" svg:y="2.313cm">
          <draw:text-box>
            <text:p text:style-name="P1"><text:span text:style-name="T1">E <text:s text:c="10"/></text:span></text:p>
            <text:p text:style-name="P1"><text:span text:style-name="T1"/></text:p>
            <text:p text:style-name="P1"><text:span text:style-name="T2"><text:s text:c="8"/></text:span><text:span text:style-name="T2">I</text:span></text:p>
            <text:p text:style-name="P1"><text:span text:style-name="T2">when <text:s/>introduced</text:span></text:p>
          </draw:text-box>
        </draw:frame>
        <draw:frame draw:style-name="gr2" draw:text-style-name="P3" draw:layer="layout" svg:width="2.665cm" svg:height="0.645cm" svg:x="4.256cm" svg:y="1cm">
          <draw:text-box>
            <text:p text:style-name="P1"><text:span text:style-name="T2">revolutionized</text:span></text:p>
          </draw:text-box>
        </draw:frame>
        <draw:line draw:style-name="gr3" draw:text-style-name="P1" draw:layer="layout" svg:x1="7.021cm" svg:y1="3.03cm" svg:x2="5.584cm" svg:y2="1.564cm">
          <text:p/>
        </draw:line>
        <draw:frame draw:style-name="gr4" draw:text-style-name="P4" draw:layer="layout" svg:width="11.907cm" svg:height="0.645cm" svg:x="1.507cm" svg:y="0.355cm">
          <draw:text-box>
            <text:p><text:span text:style-name="T3">Mathew Brady revolutionized journalism when he introduced photography</text:span></text:p>
          </draw:text-box>
        </draw:frame>
        <draw:line draw:style-name="gr3" draw:text-style-name="P1" draw:layer="layout" svg:x1="9.783cm" svg:y1="3.127cm" svg:x2="11.283cm" svg:y2="3.127cm">
          <text:p/>
        </draw:line>
        <draw:line draw:style-name="gr3" draw:text-style-name="P1" draw:layer="layout" svg:x1="10.584cm" svg:y1="3.914cm" svg:x2="10.583cm" svg:y2="3.127cm">
          <text:p/>
        </draw:line>
        <draw:line draw:style-name="gr3" draw:text-style-name="P1" draw:layer="layout" svg:x1="10.583cm" svg:y1="3.915cm" svg:x2="10.363cm" svg:y2="4.127cm">
          <text:p/>
        </draw:line>
        <draw:line draw:style-name="gr3" draw:text-style-name="P1" draw:layer="layout" svg:x1="11.288cm" svg:y1="3.115cm" svg:x2="11.383cm" svg:y2="3.001cm">
          <text:p/>
        </draw:line>
        <draw:line draw:style-name="gr3" draw:text-style-name="P1" draw:layer="layout" svg:x1="9.689cm" svg:y1="3.215cm" svg:x2="9.784cm" svg:y2="3.101cm">
          <text:p/>
        </draw:line>
        <draw:line draw:style-name="gr3" draw:text-style-name="P1" draw:layer="layout" svg:x1="10.017cm" svg:y1="3.02cm" svg:x2="11.121cm" svg:y2="3.02cm">
          <text:p/>
        </draw:line>
        <draw:line draw:style-name="gr3" draw:text-style-name="P1" draw:layer="layout" svg:x1="10.17cm" svg:y1="2.513cm" svg:x2="5.577cm" svg:y2="1.566cm">
          <text:p/>
        </draw:line>
        <draw:frame draw:style-name="gr2" draw:text-style-name="P3" draw:layer="layout" svg:width="2.098cm" svg:height="1.039cm" svg:x="6.204cm" svg:y="3.058cm">
          <draw:text-box>
            <text:p text:style-name="P1"><text:span text:style-name="T2">O</text:span></text:p>
            <text:p text:style-name="P1"><text:span text:style-name="T2">journalism</text:span></text:p>
          </draw:text-box>
        </draw:frame>
        <draw:frame draw:style-name="gr2" draw:text-style-name="P3" draw:id="id2" draw:layer="layout" svg:width="1.73cm" svg:height="1.039cm" svg:x="3.018cm" svg:y="2.278cm">
          <draw:text-box>
            <text:p text:style-name="P1"><text:span text:style-name="T2">O</text:span></text:p>
            <text:p text:style-name="P1"><text:span text:style-name="T2">Mathew</text:span></text:p>
          </draw:text-box>
        </draw:frame>
        <draw:line draw:style-name="gr3" draw:text-style-name="P1" draw:layer="layout" svg:x1="3.867cm" svg:y1="3.942cm" svg:x2="3.857cm" svg:y2="3.201cm">
          <text:p/>
        </draw:line>
        <draw:frame draw:style-name="gr1" draw:text-style-name="P2" draw:layer="layout" svg:width="1.891cm" svg:height="1.59cm" svg:x="3.229cm" svg:y="3.825cm">
          <draw:text-box>
            <text:p text:style-name="P1"><text:span text:style-name="T1">A <text:s text:c="2"/></text:span></text:p>
            <text:p text:style-name="P1"><text:span text:style-name="T4"/></text:p>
            <text:p text:style-name="P1"><text:span text:style-name="T2">O</text:span></text:p>
            <text:p text:style-name="P1"><text:span text:style-name="T2">Ø <text:s/>Brady</text:span></text:p>
          </draw:text-box>
        </draw:frame>
        <draw:line draw:style-name="gr3" draw:text-style-name="P1" draw:layer="layout" svg:x1="3.059cm" svg:y1="4.41cm" svg:x2="4.559cm" svg:y2="4.41cm">
          <text:p/>
        </draw:line>
        <draw:line draw:style-name="gr3" draw:text-style-name="P1" draw:layer="layout" svg:x1="3.86cm" svg:y1="5.197cm" svg:x2="3.859cm" svg:y2="4.41cm">
          <text:p/>
        </draw:line>
        <draw:line draw:style-name="gr3" draw:text-style-name="P1" draw:layer="layout" svg:x1="3.859cm" svg:y1="5.198cm" svg:x2="3.639cm" svg:y2="5.41cm">
          <text:p/>
        </draw:line>
        <draw:line draw:style-name="gr3" draw:text-style-name="P1" draw:layer="layout" svg:x1="4.564cm" svg:y1="4.398cm" svg:x2="4.659cm" svg:y2="4.284cm">
          <text:p/>
        </draw:line>
        <draw:line draw:style-name="gr3" draw:text-style-name="P1" draw:layer="layout" svg:x1="2.965cm" svg:y1="4.498cm" svg:x2="3.06cm" svg:y2="4.384cm">
          <text:p/>
        </draw:line>
        <draw:line draw:style-name="gr3" draw:text-style-name="P1" draw:layer="layout" svg:x1="13.017cm" svg:y1="5.937cm" svg:x2="11.8cm" svg:y2="5.193cm">
          <text:p/>
        </draw:line>
        <draw:line draw:style-name="gr3" draw:text-style-name="P1" draw:layer="layout" svg:x1="5.577cm" svg:y1="1.571cm" svg:x2="4.101cm" svg:y2="2.285cm">
          <text:p/>
        </draw:line>
        <draw:frame draw:style-name="gr2" draw:text-style-name="P3" draw:layer="layout" svg:width="1cm" svg:height="1.039cm" svg:x="9.874cm" svg:y="5.984cm">
          <draw:text-box>
            <text:p text:style-name="P1"><text:span text:style-name="T2">O</text:span></text:p>
            <text:p text:style-name="P1"><text:span text:style-name="T2">he</text:span></text:p>
          </draw:text-box>
        </draw:frame>
        <draw:frame draw:style-name="gr2" draw:text-style-name="P3" draw:layer="layout" svg:width="2.454cm" svg:height="1.039cm" svg:x="11.968cm" svg:y="5.966cm">
          <draw:text-box>
            <text:p text:style-name="P1"><text:span text:style-name="T2">O</text:span></text:p>
            <text:p text:style-name="P1"><text:span text:style-name="T2">photography</text:span></text:p>
          </draw:text-box>
        </draw:frame>
        <draw:line draw:style-name="gr5" draw:text-style-name="P1" draw:id="id1" draw:layer="layout" svg:x1="10.022cm" svg:y1="6.681cm" svg:x2="3.503cm" svg:y2="6.681cm">
          <text:p/>
        </draw:line>
        <draw:connector draw:style-name="gr5" draw:text-style-name="P1" draw:layer="layout" draw:type="curve" draw:line-skew="-1.145cm" svg:x1="3.503cm" svg:y1="6.681cm" svg:x2="3.018cm" svg:y2="2.797cm" draw:start-shape="id1" draw:start-glue-point="3" draw:end-shape="id2" draw:end-glue-point="3" svg:d="m3503 6681c-3196 0-2954-3884-485-3884">
          <text:p/>
        </draw:connector>
        <draw:line draw:style-name="gr3" draw:text-style-name="P1" draw:layer="layout" svg:x1="11.818cm" svg:y1="5.193cm" svg:x2="10.601cm" svg:y2="5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2T15:34:12</dc:date>
    <dc:creator>artur </dc:creator>
    <meta:editing-duration>PT07H32M18S</meta:editing-duration>
    <meta:editing-cycles>1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7"/>
  </office:meta>
</office:document-meta>
</file>